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rain knn clasifier to recognize up to 4 persons or objects</text:span></text:p>
      <text:p text:style-name="P1"><text:span text:style-name="T1">this demonstrain the abilty to train models on the fly</text:span></text:p>
      <text:p text:style-name="P1"><text:span text:style-name="T1">train every<text:s text:c="2"/>class with minimum off 10<text:s text:c="2"/>images and the model</text:span></text:p>
      <text:p text:style-name="P1"><text:span text:style-name="T1">will recognize it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